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hnCheckDigit.weightedValue( int charValue , int leftPos , int right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uhnCheckDigit.LuhnCheckDig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